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98年 11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3"/>November- 2009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01402" calcext:value-type="float">
            <text:p><text:s/>501,402 </text:p>
          </table:table-cell>
          <table:table-cell table:style-name="ce30" office:value-type="float" office:value="2332" calcext:value-type="float">
            <text:p><text:s/>2,332 </text:p>
          </table:table-cell>
          <table:table-cell table:style-name="ce30" office:value-type="float" office:value="26395" calcext:value-type="float">
            <text:p><text:s/>26,39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450070" calcext:value-type="float">
            <text:p><text:s/>450,070 </text:p>
          </table:table-cell>
          <table:table-cell table:style-name="ce30" office:value-type="float" office:value="11" calcext:value-type="float">
            <text:p><text:s/>11 </text:p>
          </table:table-cell>
          <table:table-cell table:style-name="ce30" office:value-type="float" office:value="581" calcext:value-type="float">
            <text:p><text:s/>581 </text:p>
          </table:table-cell>
          <table:table-cell table:style-name="ce30" office:value-type="float" office:value="21377" calcext:value-type="float">
            <text:p><text:s/>21,377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802" calcext:value-type="float">
            <text:p><text:s/>802 </text:p>
          </table:table-cell>
          <table:table-cell table:style-name="ce30" office:value-type="float" office:value="4504" calcext:value-type="float">
            <text:p><text:s/>4,504 </text:p>
          </table:table-cell>
          <table:table-cell table:style-name="ce30" office:value-type="float" office:value="3560" calcext:value-type="float">
            <text:p><text:s/>3,560 </text:p>
          </table:table-cell>
          <table:table-cell table:style-name="ce30" office:value-type="float" office:value="944" calcext:value-type="float">
            <text:p><text:s/>944 </text:p>
          </table:table-cell>
          <table:table-cell table:style-name="ce30" office:value-type="float" office:value="135" calcext:value-type="float">
            <text:p><text:s/>135 </text:p>
          </table:table-cell>
          <table:table-cell table:style-name="ce30" office:value-type="float" office:value="9" calcext:value-type="float">
            <text:p><text:s/>9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327613" calcext:value-type="float">
            <text:p><text:s/>327,613 </text:p>
          </table:table-cell>
          <table:table-cell table:style-name="ce30" office:value-type="float" office:value="1290" calcext:value-type="float">
            <text:p><text:s/>1,290 </text:p>
          </table:table-cell>
          <table:table-cell table:style-name="ce30" office:value-type="float" office:value="19403" calcext:value-type="float">
            <text:p><text:s/>19,40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288311" calcext:value-type="float">
            <text:p><text:s/>288,311 </text:p>
          </table:table-cell>
          <table:table-cell table:style-name="ce30" office:value-type="float" office:value="11" calcext:value-type="float">
            <text:p><text:s/>11 </text:p>
          </table:table-cell>
          <table:table-cell table:style-name="ce30" office:value-type="float" office:value="504" calcext:value-type="float">
            <text:p><text:s/>504 </text:p>
          </table:table-cell>
          <table:table-cell table:style-name="ce30" office:value-type="float" office:value="17160" calcext:value-type="float">
            <text:p><text:s/>17,160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335" calcext:value-type="float">
            <text:p><text:s/>335 </text:p>
          </table:table-cell>
          <table:table-cell table:style-name="ce30" office:value-type="float" office:value="3185" calcext:value-type="float">
            <text:p><text:s/>3,185 </text:p>
          </table:table-cell>
          <table:table-cell table:style-name="ce30" office:value-type="float" office:value="2739" calcext:value-type="float">
            <text:p><text:s/>2,739 </text:p>
          </table:table-cell>
          <table:table-cell table:style-name="ce30" office:value-type="float" office:value="446" calcext:value-type="float">
            <text:p><text:s/>446 </text:p>
          </table:table-cell>
          <table:table-cell table:style-name="ce30" office:value-type="float" office:value="81" calcext:value-type="float">
            <text:p><text:s/>81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5" office:value-type="float" office:value="154481" calcext:value-type="float">
            <text:p><text:s/>154,481 </text:p>
          </table:table-cell>
          <table:table-cell table:style-name="ce31" office:value-type="float" office:value="860" calcext:value-type="float">
            <text:p><text:s/>86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42326" calcext:value-type="float">
            <text:p><text:s/>142,326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454" calcext:value-type="float">
            <text:p><text:s/>454 </text:p>
          </table:table-cell>
          <table:table-cell table:style-name="ce31" office:value-type="float" office:value="10216" calcext:value-type="float">
            <text:p><text:s/>10,216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47" calcext:value-type="float">
            <text:p><text:s/>247 </text:p>
          </table:table-cell>
          <table:table-cell table:style-name="ce31" office:value-type="float" office:value="2098" calcext:value-type="float">
            <text:p><text:s/>2,098 </text:p>
          </table:table-cell>
          <table:table-cell table:style-name="ce31" office:value-type="float" office:value="1939" calcext:value-type="float">
            <text:p><text:s/>1,939 </text:p>
          </table:table-cell>
          <table:table-cell table:style-name="ce31" office:value-type="float" office:value="159" calcext:value-type="float">
            <text:p><text:s/>159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351" calcext:value-type="float">
            <text:p><text:s/>2,351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94" calcext:value-type="float">
            <text:p><text:s/>59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97" calcext:value-type="float">
            <text:p><text:s/>9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28739" calcext:value-type="float">
            <text:p><text:s/>28,739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5503" calcext:value-type="float">
            <text:p><text:s/>25,50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319" calcext:value-type="float">
            <text:p><text:s/>2,31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94" calcext:value-type="float">
            <text:p><text:s/>194 </text:p>
          </table:table-cell>
          <table:table-cell table:style-name="ce31" office:value-type="float" office:value="183" calcext:value-type="float">
            <text:p><text:s/>183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65" calcext:value-type="float">
            <text:p><text:s/>65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3970" calcext:value-type="float">
            <text:p><text:s/>3,970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629" calcext:value-type="float">
            <text:p><text:s/>2,62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07" calcext:value-type="float">
            <text:p><text:s/>20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25" calcext:value-type="float">
            <text:p><text:s/>2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206" calcext:value-type="float">
            <text:p><text:s/>1,206 </text:p>
          </table:table-cell>
          <table:table-cell table:style-name="ce31" office:value-type="float" office:value="33" calcext:value-type="float">
            <text:p><text:s/>3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150" calcext:value-type="float">
            <text:p><text:s/>1,15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48" calcext:value-type="float">
            <text:p><text:s/>4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3" calcext:value-type="float">
            <text:p><text:s/>13 </text:p>
          </table:table-cell>
          <table:table-cell table:number-columns-repeated="2" table:style-name="ce31" office:value-type="float" office:value="8" calcext:value-type="float">
            <text:p><text:s/>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5" office:value-type="float" office:value="6892" calcext:value-type="float">
            <text:p><text:s/>6,892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1127" calcext:value-type="float">
            <text:p><text:s/>1,1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546" calcext:value-type="float">
            <text:p><text:s/>5,54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91" calcext:value-type="float">
            <text:p><text:s/>19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28" calcext:value-type="float">
            <text:p><text:s/>2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058" calcext:value-type="float">
            <text:p><text:s/>5,058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479" calcext:value-type="float">
            <text:p><text:s/>4,47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96" calcext:value-type="float">
            <text:p><text:s/>29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6" calcext:value-type="float">
            <text:p><text:s/>56 </text:p>
          </table:table-cell>
          <table:table-cell table:style-name="ce31" office:value-type="float" office:value="44" calcext:value-type="float">
            <text:p><text:s/>44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677" calcext:value-type="float">
            <text:p><text:s/>1,67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19" calcext:value-type="float">
            <text:p><text:s/>1,51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8" calcext:value-type="float">
            <text:p><text:s/>48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047" calcext:value-type="float">
            <text:p><text:s/>2,04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95" calcext:value-type="float">
            <text:p><text:s/>1,69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2" calcext:value-type="float">
            <text:p><text:s/>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052" calcext:value-type="float">
            <text:p><text:s/>2,052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85" calcext:value-type="float">
            <text:p><text:s/>1,58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3" calcext:value-type="float">
            <text:p><text:s/>10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5" office:value-type="float" office:value="660" calcext:value-type="float">
            <text:p><text:s/>660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525" calcext:value-type="float">
            <text:p><text:s/>52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6" calcext:value-type="float">
            <text:p><text:s/>11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5" office:value-type="float" office:value="12758" calcext:value-type="float">
            <text:p><text:s/>12,758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169" calcext:value-type="float">
            <text:p><text:s/>16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696" calcext:value-type="float">
            <text:p><text:s/>11,69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26" calcext:value-type="float">
            <text:p><text:s/>82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8" calcext:value-type="float">
            <text:p><text:s/>78 </text:p>
          </table:table-cell>
          <table:table-cell table:style-name="ce31" office:value-type="float" office:value="67" calcext:value-type="float">
            <text:p><text:s/>67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2881" calcext:value-type="float">
            <text:p><text:s/>12,881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935" calcext:value-type="float">
            <text:p><text:s/>11,93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0" calcext:value-type="float">
            <text:p><text:s/>8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2" calcext:value-type="float">
            <text:p><text:s/>22 </text:p>
          </table:table-cell>
          <table:table-cell table:number-columns-repeated="2" table:style-name="ce31" office:value-type="float" office:value="11" calcext:value-type="float">
            <text:p><text:s/>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388" calcext:value-type="float">
            <text:p><text:s/>388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340" calcext:value-type="float">
            <text:p><text:s/>34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1" calcext:value-type="float">
            <text:p><text:s/>4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502" calcext:value-type="float">
            <text:p><text:s/>2,502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360" calcext:value-type="float">
            <text:p><text:s/>2,36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2" calcext:value-type="float">
            <text:p><text:s/>14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3" calcext:value-type="float">
            <text:p><text:s/>1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10" calcext:value-type="float">
            <text:p><text:s/>10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6774" calcext:value-type="float">
            <text:p><text:s/>16,774 </text:p>
          </table:table-cell>
          <table:table-cell table:style-name="ce31" office:value-type="float" office:value="22" calcext:value-type="float">
            <text:p><text:s/>22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614" calcext:value-type="float">
            <text:p><text:s/>15,61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17" calcext:value-type="float">
            <text:p><text:s/>21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18" calcext:value-type="float">
            <text:p><text:s/>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169" calcext:value-type="float">
            <text:p><text:s/>6,169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550" calcext:value-type="float">
            <text:p><text:s/>55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5180" calcext:value-type="float">
            <text:p><text:s/>5,18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400" calcext:value-type="float">
            <text:p><text:s/>40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44" calcext:value-type="float">
            <text:p><text:s/>44 </text:p>
          </table:table-cell>
          <table:table-cell table:style-name="ce31" office:value-type="float" office:value="39" calcext:value-type="float">
            <text:p><text:s/>39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5" office:value-type="float" office:value="32917" calcext:value-type="float">
            <text:p><text:s/>32,917 </text:p>
          </table:table-cell>
          <table:table-cell table:style-name="ce31" office:value-type="float" office:value="241" calcext:value-type="float">
            <text:p><text:s/>241 </text:p>
          </table:table-cell>
          <table:table-cell table:style-name="ce31" office:value-type="float" office:value="4130" calcext:value-type="float">
            <text:p><text:s/>4,13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7005" calcext:value-type="float">
            <text:p><text:s/>27,00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1503" calcext:value-type="float">
            <text:p><text:s/>1,50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0" calcext:value-type="float">
            <text:p><text:s/>50 </text:p>
          </table:table-cell>
          <table:table-cell table:style-name="ce31" office:value-type="float" office:value="452" calcext:value-type="float">
            <text:p><text:s/>452 </text:p>
          </table:table-cell>
          <table:table-cell table:style-name="ce31" office:value-type="float" office:value="279" calcext:value-type="float">
            <text:p><text:s/>279 </text:p>
          </table:table-cell>
          <table:table-cell table:style-name="ce31" office:value-type="float" office:value="173" calcext:value-type="float">
            <text:p><text:s/>17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731" calcext:value-type="float">
            <text:p><text:s/>15,73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88" calcext:value-type="float">
            <text:p><text:s/>12,18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3" calcext:value-type="float">
            <text:p><text:s/>1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5" office:value-type="float" office:value="18350" calcext:value-type="float">
            <text:p><text:s/>18,350 </text:p>
          </table:table-cell>
          <table:table-cell table:style-name="ce31" office:value-type="float" office:value="24" calcext:value-type="float">
            <text:p><text:s/>24 </text:p>
          </table:table-cell>
          <table:table-cell table:style-name="ce31" office:value-type="float" office:value="3609" calcext:value-type="float">
            <text:p><text:s/>3,6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442" calcext:value-type="float">
            <text:p><text:s/>14,44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257" calcext:value-type="float">
            <text:p><text:s/>25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60" calcext:value-type="float">
            <text:p><text:s/>60 </text:p>
          </table:table-cell>
          <table:table-cell table:style-name="ce31" office:value-type="float" office:value="42" calcext:value-type="float">
            <text:p><text:s/>42 </text:p>
          </table:table-cell>
          <table:table-cell table:style-name="ce31" office:value-type="float" office:value="18" calcext:value-type="float">
            <text:p><text:s/>1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79369" calcext:value-type="float">
            <text:p><text:s/>79,369 </text:p>
          </table:table-cell>
          <table:table-cell table:style-name="ce30" office:value-type="float" office:value="537" calcext:value-type="float">
            <text:p><text:s/>537 </text:p>
          </table:table-cell>
          <table:table-cell table:style-name="ce30" office:value-type="float" office:value="6586" calcext:value-type="float">
            <text:p><text:s/>6,58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0948" calcext:value-type="float">
            <text:p><text:s/>70,94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9" calcext:value-type="float">
            <text:p><text:s/>29 </text:p>
          </table:table-cell>
          <table:table-cell table:style-name="ce30" office:value-type="float" office:value="1479" calcext:value-type="float">
            <text:p><text:s/>1,47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82" calcext:value-type="float">
            <text:p><text:s/>282 </text:p>
          </table:table-cell>
          <table:table-cell table:style-name="ce30" office:value-type="float" office:value="582" calcext:value-type="float">
            <text:p><text:s/>582 </text:p>
          </table:table-cell>
          <table:table-cell table:style-name="ce30" office:value-type="float" office:value="356" calcext:value-type="float">
            <text:p><text:s/>356 </text:p>
          </table:table-cell>
          <table:table-cell table:style-name="ce30" office:value-type="float" office:value="226" calcext:value-type="float">
            <text:p><text:s/>226 </text:p>
          </table:table-cell>
          <table:table-cell table:style-name="ce30" office:value-type="float" office:value="53" calcext:value-type="float">
            <text:p><text:s/>53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92193" calcext:value-type="float">
            <text:p><text:s/>92,193 </text:p>
          </table:table-cell>
          <table:table-cell table:style-name="ce30" office:value-type="float" office:value="505" calcext:value-type="float">
            <text:p><text:s/>505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89055" calcext:value-type="float">
            <text:p><text:s/>89,05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" calcext:value-type="float">
            <text:p><text:s/>48 </text:p>
          </table:table-cell>
          <table:table-cell table:style-name="ce30" office:value-type="float" office:value="2675" calcext:value-type="float">
            <text:p><text:s/>2,67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85" calcext:value-type="float">
            <text:p><text:s/>185 </text:p>
          </table:table-cell>
          <table:table-cell table:style-name="ce30" office:value-type="float" office:value="735" calcext:value-type="float">
            <text:p><text:s/>735 </text:p>
          </table:table-cell>
          <table:table-cell table:style-name="ce30" office:value-type="float" office:value="463" calcext:value-type="float">
            <text:p><text:s/>463 </text:p>
          </table:table-cell>
          <table:table-cell table:style-name="ce30" office:value-type="float" office:value="272" calcext:value-type="float">
            <text:p><text:s/>27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227" calcext:value-type="float">
            <text:p><text:s/>2,22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06" calcext:value-type="float">
            <text:p><text:s/>4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756" calcext:value-type="float">
            <text:p><text:s/>1,75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63" calcext:value-type="float">
            <text:p><text:s/>6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2" calcext:value-type="float">
            <text:p><text:s/>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1780" calcext:value-type="float">
            <text:p><text:s/>1,780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1722" calcext:value-type="float">
            <text:p><text:s/>1,72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6" calcext:value-type="float">
            <text:p><text:s/>5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447" calcext:value-type="float">
            <text:p><text:s/>44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06" calcext:value-type="float">
            <text:p><text:s/>4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4" calcext:value-type="float">
            <text:p><text:s/>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9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10-01-11T15:46:25</dc:date>
    <meta:print-date>2007-08-08T17:17:22</meta:print-date>
    <meta:document-statistic meta:table-count="1" meta:cell-count="537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